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71C0000425B4DF76683.svm"/>
  <manifest:file-entry manifest:media-type="" manifest:full-path="Pictures/20000007000034B700004487DA753679.svm"/>
  <manifest:file-entry manifest:media-type="" manifest:full-path="Pictures/2000000700001E80000026EC11EA8EF2.svm"/>
  <manifest:file-entry manifest:media-type="" manifest:full-path="Pictures/2000000700003C9200004241AC40F099.svm"/>
  <manifest:file-entry manifest:media-type="" manifest:full-path="Pictures/20000007000047BB000027123BA5349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, Calibri" style:font-family-generic="swiss"/>
    <style:font-face style:name="Wingdings" svg:font-family="Wingdings, Wingding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5" style:family="paragraph" style:parent-style-name="Standard">
      <style:paragraph-properties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MT" fo:font-size="11pt" fo:font-weight="bold" style:font-name-asian="ArialMT" style:font-size-asian="11pt" style:font-weight-asian="bold" style:font-name-complex="ArialMT" style:font-size-complex="11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MT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MT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9" style:family="paragraph" style:parent-style-name="Standard">
      <style:paragraph-properties style:text-autospace="none"/>
      <style:text-properties style:font-name="ArialMT" fo:font-size="32pt" style:font-name-asian="ArialMT" style:font-size-asian="32pt" style:font-name-complex="ArialMT" style:font-size-complex="32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MT" fo:font-size="32pt" style:font-name-asian="ArialMT" style:font-size-asian="32pt" style:font-name-complex="ArialMT" style:font-size-complex="3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12" style:family="paragraph" style:parent-style-name="Standard">
      <style:paragraph-properties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13" style:family="paragraph" style:parent-style-name="Standard">
      <style:paragraph-properties style:text-autospace="none"/>
      <style:text-properties fo:color="#000000" style:text-line-through-style="none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P14" style:family="paragraph" style:parent-style-name="Standard">
      <style:paragraph-properties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>
      <style:paragraph-properties style:text-autospace="none"/>
      <style:text-properties fo:color="#000000" style:text-line-through-style="none" style:font-name="Calibri" fo:font-size="12pt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color="#000000" style:text-line-through-style="none" style:font-name="ArialMT" fo:font-size="32pt" style:text-underline-style="none" fo:font-weight="bold" style:font-name-asian="ArialMT" style:font-size-asian="32pt" style:font-weight-asian="bold" style:font-name-complex="ArialMT" style:font-size-complex="32pt" style:font-weight-complex="bold"/>
    </style:style>
    <style:style style:name="P21" style:family="paragraph" style:parent-style-name="Standard">
      <style:paragraph-properties fo:text-align="center" style:justify-single-word="false" fo:break-before="page" style:text-autospace="none"/>
      <style:text-properties style:font-name="ArialMT" fo:font-size="32pt" style:font-name-asian="ArialMT" style:font-size-asian="32pt" style:font-name-complex="ArialMT" style:font-size-complex="32pt"/>
    </style:style>
    <style:style style:name="P22" style:family="paragraph" style:parent-style-name="Standard">
      <style:paragraph-properties fo:break-before="pag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23" style:family="paragraph" style:parent-style-name="Standard">
      <style:paragraph-properties fo:margin-left="0cm" fo:margin-right="0cm" fo:margin-top="0cm" fo:margin-bottom="0.102cm" fo:text-indent="0cm" style:auto-text-indent="false" style:text-autospace="none"/>
      <style:text-properties fo:color="#000000" style:text-line-through-style="none" style:font-name="Calibri" fo:font-size="12pt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.102cm" fo:text-indent="0cm" style:auto-text-indent="false" style:text-autospace="non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.101cm" fo:text-indent="0cm" style:auto-text-indent="false" style:text-autospace="none"/>
      <style:text-properties fo:color="#000000" style:text-line-through-style="none" style:font-name="Calibri" fo:font-size="12pt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.101cm" fo:text-indent="0cm" style:auto-text-indent="false" style:text-autospace="non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1.249cm" fo:margin-right="0cm" fo:text-align="center" style:justify-single-word="false" fo:text-indent="0cm" style:auto-text-indent="false" fo:break-before="page" style:text-autospace="none"/>
      <style:text-properties style:font-name="ArialMT" fo:font-size="32pt" style:font-name-asian="ArialMT" style:font-size-asian="32pt" style:font-name-complex="ArialMT" style:font-size-complex="32pt"/>
    </style:style>
    <style:style style:name="P28" style:family="paragraph" style:parent-style-name="Standard">
      <style:paragraph-properties fo:margin-left="1.249cm" fo:margin-right="0cm" fo:text-indent="0cm" style:auto-text-indent="false"/>
    </style:style>
    <style:style style:name="P29" style:family="paragraph" style:parent-style-name="Standard">
      <style:paragraph-properties fo:margin-left="1.249cm" fo:margin-right="0cm" fo:text-align="center" style:justify-single-word="false" fo:text-indent="0cm" style:auto-text-indent="false" style:text-autospace="none"/>
      <style:text-properties style:font-name="ArialMT" fo:font-size="32pt" style:font-name-asian="ArialMT" style:font-size-asian="32pt" style:font-name-complex="ArialMT" style:font-size-complex="32pt"/>
    </style:style>
    <style:style style:name="P30" style:family="paragraph" style:parent-style-name="Standard">
      <style:paragraph-properties fo:margin-left="0cm" fo:margin-right="0cm" fo:text-indent="1.249cm" style:auto-text-indent="false"/>
    </style:style>
    <style:style style:name="P31" style:family="paragraph" style:parent-style-name="Standard" style:list-style-name="L1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32" style:family="paragraph" style:parent-style-name="Standard" style:list-style-name="L2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33" style:family="paragraph" style:parent-style-name="Standard" style:list-style-name="L3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34" style:family="paragraph" style:parent-style-name="Standard" style:list-style-name="L4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35" style:family="paragraph" style:parent-style-name="Standard" style:list-style-name="L5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36" style:family="paragraph" style:parent-style-name="Standard" style:list-style-name="L6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37" style:family="paragraph" style:parent-style-name="Standard" style:list-style-name="L7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38" style:family="paragraph" style:parent-style-name="Standard" style:list-style-name="L8">
      <style:paragraph-properties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39" style:family="paragraph" style:parent-style-name="Standard" style:list-style-name="L10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0" style:family="paragraph" style:parent-style-name="Standard" style:list-style-name="L11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1" style:family="paragraph" style:parent-style-name="Standard" style:list-style-name="L12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2" style:family="paragraph" style:parent-style-name="Standard" style:list-style-name="L13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3" style:family="paragraph" style:parent-style-name="Standard" style:list-style-name="L14">
      <style:paragraph-properties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4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45" style:family="paragraph" style:parent-style-name="Standard" style:list-style-name="L9">
      <style:text-properties fo:font-size="20pt" style:text-underline-style="solid" style:text-underline-width="auto" style:text-underline-color="font-color" style:font-size-asian="20pt" style:font-size-complex="20pt"/>
    </style:style>
    <style:style style:name="P46" style:family="paragraph" style:parent-style-name="Standard">
      <style:paragraph-properties style:text-autospace="none"/>
      <style:text-properties fo:color="#000000" style:text-line-through-style="none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P47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32pt" fo:font-weight="bold" style:font-size-asian="32pt" style:font-weight-asian="bold" style:font-size-complex="32pt"/>
    </style:style>
    <style:style style:name="P48" style:family="paragraph" style:parent-style-name="Standard">
      <style:paragraph-properties fo:margin-left="1.249cm" fo:margin-right="0cm" fo:text-indent="0cm" style:auto-text-indent="false"/>
      <style:text-properties style:text-underline-style="solid" style:text-underline-width="auto" style:text-underline-color="font-color"/>
    </style:style>
    <style:style style:name="P49" style:family="paragraph" style:parent-style-name="Standard">
      <style:paragraph-properties fo:text-align="center" style:justify-single-word="false" fo:break-before="page" style:text-autospace="none"/>
      <style:text-properties fo:color="#000000" style:font-name="Calibri" fo:font-size="32pt" fo:font-weight="bold" style:font-name-asian="Calibri" style:font-size-asian="32pt" style:font-weight-asian="bold" style:font-name-complex="Calibri" style:font-size-complex="32pt" style:font-weight-complex="bold"/>
    </style:style>
    <style:style style:name="P50" style:family="paragraph" style:parent-style-name="Standard">
      <style:paragraph-properties fo:margin-left="0cm" fo:margin-right="0cm" fo:margin-top="0cm" fo:margin-bottom="0.102cm" fo:text-indent="0cm" style:auto-text-indent="false" style:text-autospace="none"/>
      <style:text-properties fo:color="#000000" style:text-line-through-style="none" style:font-name="Wingdings" fo:font-size="11pt" style:text-underline-style="none" fo:font-weight="normal" style:font-name-asian="Wingdings" style:font-size-asian="11pt" style:font-weight-asian="normal" style:font-name-complex="Wingdings" style:font-size-complex="11pt" style:font-weight-complex="normal"/>
    </style:style>
    <style:style style:name="P51" style:family="paragraph" style:parent-style-name="Standard">
      <style:paragraph-properties fo:margin-left="0cm" fo:margin-right="0cm" fo:margin-top="0cm" fo:margin-bottom="0.102cm" fo:text-indent="0cm" style:auto-text-indent="false" style:text-autospace="none"/>
      <style:text-properties fo:color="#000000" style:text-line-through-style="none" style:font-name="Calibri" fo:font-size="12pt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alibri" fo:font-size="12pt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.101cm" fo:text-indent="0cm" style:auto-text-indent="false" style:text-autospace="none"/>
      <style:text-properties fo:color="#000000" style:text-line-through-style="none" style:font-name="Calibri" fo:font-size="12pt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P54" style:family="paragraph" style:parent-style-name="Heading_20_1">
      <style:paragraph-properties fo:text-align="justify" style:justify-single-word="false"/>
    </style:style>
    <style:style style:name="T1" style:family="text">
      <style:text-properties fo:color="#000000" style:text-line-through-style="none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T2" style:family="text">
      <style:text-properties fo:color="#000000" style:text-line-through-style="none" style:font-name="Calibri" fo:font-size="11.5pt" style:text-underline-style="none" fo:font-weight="normal" style:font-name-asian="Calibri" style:font-size-asian="11.5pt" style:font-weight-asian="normal" style:font-name-complex="Calibri" style:font-size-complex="11.5pt" style:font-weight-complex="normal"/>
    </style:style>
    <style:style style:name="T3" style:family="text">
      <style:text-properties fo:color="#000000" style:text-line-through-style="none" style:font-name="Calibri" style:text-underline-style="none" fo:font-weight="normal" style:font-name-asian="Calibri" style:font-weight-asian="normal" style:font-name-complex="Calibri" style:font-weight-complex="normal"/>
    </style:style>
    <style:style style:name="T4" style:family="text">
      <style:text-properties fo:color="#000000" style:text-line-through-style="none" style:font-name="Wingdings" style:text-underline-style="none" fo:font-weight="normal" style:font-name-asian="Wingdings" style:font-weight-asian="normal" style:font-name-complex="Wingdings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FFICHAGE DOSSIERS</text:p>
      <text:p text:style-name="P2"/>
      <text:h text:style-name="Heading_20_1" text:outline-level="1">TL;DR</text:h>
      <text:p text:style-name="Text_20_body"/>
      <text:p text:style-name="P18">S'assurer que tous les dossiers sont affichés (selon le nombre à afficher).</text:p>
      <text:p text:style-name="P19">CRÉATION DOSSIER</text:p>
      <text:p text:style-name="P2"/>
      <text:h text:style-name="Heading_20_1" text:outline-level="1">TL;DR</text:h>
      <text:p text:style-name="Text_20_body"/>
      <text:p text:style-name="Text_20_body">Champs nécessaires : Numéro du dossier / Nationalité / Nom / Prénom / Adresse / Ville / Code Postal / Justificatifs cochés</text:p>
      <text:p text:style-name="Text_20_body"/>
      <text:p text:style-name="Text_20_body">S'assurer que les bonnes pièces justificatives sont affichées selon les différents choix possible (Formation / Admissibilité / Nationalité).</text:p>
      <text:p text:style-name="Text_20_body">Choisir une formation sans admissibilité avec l'admissibilité sélectionnée. S'assurer qu la case cochée est changée. </text:p>
      <text:p text:style-name="Text_20_body">Choisir une formation sans admissibilité. S'assurer que la case « admissibilité » n'est pas cochée à la validation.</text:p>
      <text:p text:style-name="Text_20_body"/>
      <text:p text:style-name="Text_20_body">Créer un dossier avec des champs incomplets. ERREUR</text:p>
      <text:p text:style-name="Text_20_body">Créer un dossier avec des champs nécessaires vides. ERREUR</text:p>
      <text:p text:style-name="Text_20_body">Créer un dossier valide. S'assurer qu'il est bien créé.</text:p>
      <text:p text:style-name="Text_20_body">Créer un dossier valide avec une clé déjà existante. ERREUR</text:p>
      <text:p text:style-name="Text_20_body">Créer un dossier avec des pièces manquantes. ERREUR</text:p>
      <text:p text:style-name="Text_20_body"/>
      <text:p text:style-name="Text_20_body">Annuler avec les champs vides. S'assurer que rien n'est créé.</text:p>
      <text:p text:style-name="Text_20_body">Annuler avec les champs remplis. S'assurer que rien n'est créé.</text:p>
      <text:p text:style-name="Text_20_body"/>
      <text:p text:style-name="Text_20_body">Lors d'une erreur, s'assurer que les champs sont gardés : pas besoin de retaper les champs.</text:p>
      <text:p text:style-name="P17"/>
      <text:p text:style-name="P17"/>
      <text:p text:style-name="P2"/>
      <text:p text:style-name="P19">CONSULTATION / MODIFICATION DOSSIER</text:p>
      <text:p text:style-name="P17"/>
      <text:h text:style-name="P54" text:outline-level="1">TL;DR</text:h>
      <text:p text:style-name="Text_20_body"/>
      <text:p text:style-name="Text_20_body">S'assurer que les bonnes informations sont affichées.</text:p>
      <text:p text:style-name="Text_20_body">Enregistrer une modification (note) et s'assurer qu'elle soit ajoutée.</text:p>
      <text:p text:style-name="Text_20_body">Enregistrer une modification avec une note.</text:p>
      <text:p text:style-name="Text_20_body"/>
      <text:p text:style-name="Text_20_body">Dans les cas suivants. S'assurer que l'utilisateur a les droits. Erreur s'il modifie sans les droits (d'une manière ou d'une autre puisqu'il ne devrait même pas voir la ligne)</text:p>
      <text:p text:style-name="Text_20_body">Consulter un dossier dans l'état « Navette » ou « En attente de commission » et modifier l'avis de la commission.</text:p>
      <text:p text:style-name="Text_20_body">Consulter un dossier dans l'état « En attente de commission » et modifier l'avis de la commission, s'assurer que l'état change automatiquement à « En transfert vers le directeur ».</text:p>
      <text:p text:style-name="Text_20_body">Consulter un dossier dans un autre état et modifier l'avis de la commission. ERREUR (Sauf si Admin/Directeur =&gt; WARNING « êtes-vous sûr ? »)</text:p>
      <text:p text:style-name="Text_20_body"/>
      <text:p text:style-name="Text_20_body">Dans les cas suivants s'assurer que l'utilisateur ai les droits.</text:p>
      <text:p text:style-name="Text_20_body">Consulter un dossier dans l'état « Navette » ou « En transfert vers directeur » et modifier la décision du directeur. </text:p>
      <text:p text:style-name="Text_20_body">Consulter un dossier dans l'état « En transfert vers directeur » et modifier la décision du directeur, s'assurer que l'état change automatiquement à « Navette » si l'avis est négatif ou « En transfert vers le secrétariat » si l'avis est positif. </text:p>
      <text:p text:style-name="Text_20_body">Consulter un dossier dans un autre état et modifier la décision du directeur. WARNING « Etes-vous sûr? »</text:p>
      <text:p text:style-name="Text_20_body"/>
      <text:p text:style-name="Text_20_body">Enregistrer une modification avec changement manuel d'état. WARNING « Attention / Etes vous surs ? »</text:p>
      <text:p text:style-name="Text_20_body">Annuler avec les champs vides. S'assurer que rien n'est modifié.</text:p>
      <text:p text:style-name="Text_20_body">Annuler avec les champs remplis. S'assurer que rien n'est modifié.</text:p>
      <text:p text:style-name="Text_20_body">Annuler avec des changements d'états. S'assurer que rien n'est modifié. Pas de warning.</text:p>
      <text:p text:style-name="Text_20_body">Lors d'une erreur, s'assurer que les champs sont gardés : pas besoin de retaper les champs.</text:p>
      <text:p text:style-name="P19">SUPPRESSION DOSSIER</text:p>
      <text:p text:style-name="P17"/>
      <text:h text:style-name="Heading_20_1" text:outline-level="1">TL;DR</text:h>
      <text:p text:style-name="Text_20_body"/>
      <text:p text:style-name="Text_20_body">S'assurer que le dossier est bien supprimé dans la liste et la base de données.</text:p>
      <text:p text:style-name="Text_20_body"/>
      <text:p text:style-name="P20">CU : Afficher dossier</text:p>
      <text:p text:style-name="P7"/>
      <text:p text:style-name="P7">Scénario</text:p>
      <text:p text:style-name="P8">Scénario nominal :</text:p>
      <text:list xml:id="list5411510147938177786" text:style-name="L1">
        <text:list-item>
          <text:p text:style-name="P31">L’utilisateur demande la liste des dossiers</text:p>
        </text:list-item>
      </text:list>
      <text:list xml:id="list5792472465994025469" text:style-name="L2">
        <text:list-item>
          <text:p text:style-name="P32">Le système affiche la liste des dossiers</text:p>
        </text:list-item>
      </text:list>
      <text:p text:style-name="P4"/>
      <text:p text:style-name="P8">Scénarios alternatives :</text:p>
      <text:p text:style-name="P4"/>
      <text:p text:style-name="P6">Scénario 1:</text:p>
      <text:list xml:id="list4490766290718030370" text:style-name="L3">
        <text:list-item>
          <text:p text:style-name="P33">L’utilisateur souhaite filtrer les dossiers</text:p>
        </text:list-item>
      </text:list>
      <text:list xml:id="list4917377111783989654" text:style-name="L4">
        <text:list-item>
          <text:p text:style-name="P34">Le système affiche la liste des dossiers filtrée</text:p>
        </text:list-item>
      </text:list>
      <text:p text:style-name="P4"/>
      <text:p text:style-name="P6">Scénario 2:</text:p>
      <text:list xml:id="list8941404840180712289" text:style-name="L5">
        <text:list-item>
          <text:p text:style-name="P35">L’utilisateur demande de modifier le nombre d’éléments à afficher</text:p>
        </text:list-item>
      </text:list>
      <text:list xml:id="list4113113844743156702" text:style-name="L6">
        <text:list-item>
          <text:p text:style-name="P36">Le système affiche la liste avec le nombre d’éléments à afficher</text:p>
        </text:list-item>
      </text:list>
      <text:p text:style-name="P4"/>
      <text:p text:style-name="P6">Scénario 3:</text:p>
      <text:list xml:id="list5972694561894548862" text:style-name="L7">
        <text:list-item>
          <text:p text:style-name="P37">L’utilisateur souhaite filtrer les dossiers</text:p>
        </text:list-item>
      </text:list>
      <text:list xml:id="list3774235193170714700" text:style-name="L8">
        <text:list-item>
          <text:p text:style-name="P38">Le système affiche une liste vide</text:p>
        </text:list-item>
      </text:list>
      <text:p text:style-name="P5"/>
      <text:p text:style-name="P9"/>
      <text:p text:style-name="P21">Diagrammes</text:p>
      <text:p text:style-name="P10"/>
      <text:p text:style-name="P10"><draw:frame draw:style-name="fr1" draw:name="graphics1" text:anchor-type="paragraph" svg:width="17cm" svg:height="15.863cm" draw:z-index="0"><draw:image xlink:href="Pictures/200000070000471C0000425B4DF76683.svm" xlink:type="simple" xlink:show="embed" xlink:actuate="onLoad"/></draw:frame></text:p>
      <text:p text:style-name="P10"/>
      <text:p text:style-name="P21"><draw:frame draw:style-name="fr2" draw:name="graphics2" text:anchor-type="paragraph" svg:width="17cm" svg:height="9.259cm" draw:z-index="1"><draw:image xlink:href="Pictures/20000007000047BB000027123BA5349D.svm" xlink:type="simple" xlink:show="embed" xlink:actuate="onLoad"/></draw:frame></text:p>
      <text:p text:style-name="P47">Créer un dossier</text:p>
      <text:p text:style-name="P44"/>
      <text:list xml:id="list3426621482465840028" text:style-name="L9">
        <text:list-item>
          <text:p text:style-name="P45">Langage naturel</text:p>
        </text:list-item>
      </text:list>
      <text:p text:style-name="P44"/>
      <text:p text:style-name="P3">Scénario 1 :</text:p>
      <text:p text:style-name="P28">1-L’utilisateur rempli le formulaire</text:p>
      <text:p text:style-name="P28">2- L’utilisateur valide l’enregistrement et cliquant sur « Enregistrer <text:bookmark text:name="_GoBack"/>»</text:p>
      <text:p text:style-name="P28">3-Verifier la validité du formulaire</text:p>
      <text:p text:style-name="P28">4-Enregistrer le nouveau dossier dans la base de données</text:p>
      <text:p text:style-name="P30">5-Revenir à la page de gestion des dossiers</text:p>
      <text:p text:style-name="P30"/>
      <text:p text:style-name="P3">Scénario 2 : </text:p>
      <text:p text:style-name="P28">1-L’utilisateur rempli le formulaire</text:p>
      <text:p text:style-name="P28">2- L’utilisateur valide l’enregistrement et cliquant sur « Enregistrer et nouveau »</text:p>
      <text:p text:style-name="P28">3-Verifier la validité du formulaire</text:p>
      <text:p text:style-name="P28">4-Enregistrer le nouveau dossier dans la base de données</text:p>
      <text:p text:style-name="P30">5-Revenir à la page de création de dossier</text:p>
      <text:p text:style-name="P48"/>
      <text:p text:style-name="Standard"/>
      <text:p text:style-name="P29"/>
      <text:p text:style-name="P27">Donner avis sur dossier:</text:p>
      <text:p text:style-name="P4"/>
      <text:p text:style-name="P11"/>
      <text:p text:style-name="P11">L’utilisateur demande la liste des dossiers, l’application lui renvoie alors les dossiers. </text:p>
      <text:p text:style-name="P11"/>
      <text:p text:style-name="P11">Parmi les dossiers il en choisi un. Il peut donner son avis dessus, donc favorable ou défavorable.</text:p>
      <text:p text:style-name="P11"/>
      <text:p text:style-name="P11">Les dossiers ayant déjà eu un avis ne sont pas affiché</text:p>
      <text:p text:style-name="P11"/>
      <text:list xml:id="list5249662325632381664" text:style-name="L10">
        <text:list-item>
          <text:p text:style-name="P39">L’utilisateur demande la liste des dossiers</text:p>
        </text:list-item>
      </text:list>
      <text:list xml:id="list5618027385702633662" text:style-name="L11">
        <text:list-item>
          <text:p text:style-name="P40">Le système lui renvoi les dossiers sans avis</text:p>
        </text:list-item>
      </text:list>
      <text:list xml:id="list5542759257562342034" text:style-name="L12">
        <text:list-item>
          <text:p text:style-name="P41">L’utilisateur choisi un dossier qui n’a pas été validé</text:p>
        </text:list-item>
      </text:list>
      <text:list xml:id="list4801686917292250718" text:style-name="L13">
        <text:list-item>
          <text:p text:style-name="P42">a) L’utilisateur donne un avis favorable sur le dossier</text:p>
        </text:list-item>
      </text:list>
      <text:list xml:id="list8811220702930384244" text:style-name="L14">
        <text:list-item>
          <text:p text:style-name="P43">b) L’utilisateur donne un avis défavorable sur le dossier</text:p>
        </text:list-item>
      </text:list>
      <text:p text:style-name="P12"/>
      <text:p text:style-name="P5"/>
      <text:p text:style-name="P22">Diagramme de séquence:</text:p>
      <text:p text:style-name="P5"/>
      <text:p text:style-name="P5"><draw:frame draw:style-name="fr3" draw:name="graphics3" text:anchor-type="paragraph" svg:width="13.496cm" svg:height="17.544cm" draw:z-index="2"><draw:image xlink:href="Pictures/20000007000034B700004487DA753679.svm" xlink:type="simple" xlink:show="embed" xlink:actuate="onLoad"/></draw:frame></text:p>
      <text:p text:style-name="P5"/>
      <text:p text:style-name="P22">Diagramme d’activité:</text:p>
      <text:p text:style-name="P5"/>
      <text:p text:style-name="P5"><draw:frame draw:style-name="fr3" draw:name="graphics4" text:anchor-type="paragraph" svg:width="15.506cm" svg:height="16.962cm" draw:z-index="3"><draw:image xlink:href="Pictures/2000000700003C9200004241AC40F099.svm" xlink:type="simple" xlink:show="embed" xlink:actuate="onLoad"/></draw:frame></text:p>
      <text:p text:style-name="P49">Valider un dossier </text:p>
      <text:p text:style-name="P13"/>
      <text:p text:style-name="P13">Scénario </text:p>
      <text:p text:style-name="P50"/>
      <text:p text:style-name="P24"><text:span text:style-name="T4"> </text:span><text:span text:style-name="T3">Scénario nominal : </text:span></text:p>
      <text:p text:style-name="P23">1. La secrétaire sélectionne un dossier et clique sur le bouton « valider ». </text:p>
      <text:p text:style-name="P23">2. Le système recherche le dossier dans la base de données, et modifie l’attribut état à « validé ». </text:p>
      <text:p text:style-name="P52">3. Le système informe la secrétaire sur l’application que le dossier a pu être modifié </text:p>
      <text:p text:style-name="P15"/>
      <text:p text:style-name="P26"><text:span text:style-name="T4"> </text:span><text:span text:style-name="T3">Scénario alternatif : </text:span></text:p>
      <text:p text:style-name="P25">1. La secrétaire sélectionne un dossier et clique sur le bouton « valider ». </text:p>
      <text:p text:style-name="P25">2. Le système recherche le dossier dans la base de données, le dossier n’existe pas dans la base de données, le système ne peut donc pas le valider </text:p>
      <text:p text:style-name="P52">3. Le système informe la secrétaire sur l’application que le dossier n’a pas pu être modifié </text:p>
      <text:p text:style-name="P14"/>
      <text:p text:style-name="P13"/>
      <text:p text:style-name="P16"><text:span text:style-name="T1">Diagramme d’activité : </text:span><text:span text:style-name="T2">Non nécessaire car qu’une seule action est faite par la secrétaire </text:span></text:p>
      <text:p text:style-name="P13"/>
      <text:p text:style-name="P13">Diagramme de séquence : </text:p>
      <text:p text:style-name="P13"/>
      <text:p text:style-name="P13"><draw:frame draw:style-name="fr3" draw:name="graphics5" text:anchor-type="paragraph" svg:width="7.809cm" svg:height="9.964cm" draw:z-index="4"><draw:image xlink:href="Pictures/2000000700001E80000026EC11EA8EF2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, Calibri" style:font-family-generic="swiss"/>
    <style:font-face style:name="Wingdings" svg:font-family="Wingdings, Wingding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nctionnalités Création Utilisateur<text:tab/><text:page-number text:select-page="current">12</text:page-number>/<text:page-count>12</text:page-count><text:tab/>Gestion Candidatures – Thomas Tributsc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6T13:35:39.108000000</meta:creation-date>
    <dc:date>2015-12-09T12:57:03.91</dc:date>
    <meta:editing-duration>PT4H7M19S</meta:editing-duration>
    <meta:editing-cycles>13</meta:editing-cycles>
    <meta:generator>OpenOffice/4.1.1$Win32 OpenOffice.org_project/411m6$Build-9775</meta:generator>
    <meta:document-statistic meta:table-count="0" meta:image-count="5" meta:object-count="0" meta:page-count="12" meta:paragraph-count="92" meta:word-count="885" meta:character-count="5447"/>
  </office:meta>
</office:document-meta>
</file>